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0359" officeooo:paragraph-rsid="00010359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25aa10" officeooo:paragraph-rsid="0025aa10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10359" officeooo:paragraph-rsid="00010359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none" officeooo:rsid="000270b5" officeooo:paragraph-rsid="000270b5"/>
    </style:style>
    <style:style style:name="P5" style:family="paragraph" style:parent-style-name="Standard" style:list-style-name="L1">
      <style:paragraph-properties fo:text-align="start" style:justify-single-word="false"/>
      <style:text-properties style:text-underline-style="none" officeooo:rsid="00020434" officeooo:paragraph-rsid="00020434"/>
    </style:style>
    <style:style style:name="P6" style:family="paragraph" style:parent-style-name="Standard" style:list-style-name="L1">
      <style:paragraph-properties fo:text-align="start" style:justify-single-word="false"/>
      <style:text-properties style:text-underline-style="none" officeooo:rsid="000298ee" officeooo:paragraph-rsid="000298ee"/>
    </style:style>
    <style:style style:name="P7" style:family="paragraph" style:parent-style-name="Standard" style:list-style-name="L1">
      <style:paragraph-properties fo:text-align="start" style:justify-single-word="false"/>
      <style:text-properties style:text-underline-style="none" officeooo:rsid="0002f494" officeooo:paragraph-rsid="0002f494"/>
    </style:style>
    <style:style style:name="P8" style:family="paragraph" style:parent-style-name="Standard" style:list-style-name="L1">
      <style:paragraph-properties fo:text-align="start" style:justify-single-word="false"/>
      <style:text-properties style:text-underline-style="none" officeooo:rsid="0003a00c" officeooo:paragraph-rsid="0003a00c"/>
    </style:style>
    <style:style style:name="P9" style:family="paragraph" style:parent-style-name="Standard" style:list-style-name="L1">
      <style:paragraph-properties fo:text-align="start" style:justify-single-word="false"/>
      <style:text-properties style:text-underline-style="none" officeooo:rsid="0003dc71" officeooo:paragraph-rsid="0003dc71"/>
    </style:style>
    <style:style style:name="P10" style:family="paragraph" style:parent-style-name="Standard" style:list-style-name="L1">
      <style:paragraph-properties fo:text-align="start" style:justify-single-word="false"/>
      <style:text-properties style:text-underline-style="none" officeooo:rsid="0003f9c1" officeooo:paragraph-rsid="0003f9c1"/>
    </style:style>
    <style:style style:name="P11" style:family="paragraph" style:parent-style-name="Standard" style:list-style-name="L1">
      <style:paragraph-properties fo:text-align="start" style:justify-single-word="false"/>
      <style:text-properties style:text-underline-style="none" officeooo:rsid="0005dc64" officeooo:paragraph-rsid="0005dc64"/>
    </style:style>
    <style:style style:name="P12" style:family="paragraph" style:parent-style-name="Standard" style:list-style-name="L1">
      <style:paragraph-properties fo:text-align="start" style:justify-single-word="false"/>
      <style:text-properties style:text-underline-style="none" officeooo:rsid="00074b90" officeooo:paragraph-rsid="00074b90"/>
    </style:style>
    <style:style style:name="P13" style:family="paragraph" style:parent-style-name="Standard" style:list-style-name="L1">
      <style:paragraph-properties fo:text-align="start" style:justify-single-word="false"/>
      <style:text-properties style:text-underline-style="none" officeooo:rsid="0009218c" officeooo:paragraph-rsid="0009218c"/>
    </style:style>
    <style:style style:name="P14" style:family="paragraph" style:parent-style-name="Standard" style:list-style-name="L1">
      <style:paragraph-properties fo:text-align="start" style:justify-single-word="false"/>
      <style:text-properties style:text-underline-style="none" officeooo:rsid="000c0f24" officeooo:paragraph-rsid="000c0f24"/>
    </style:style>
    <style:style style:name="P15" style:family="paragraph" style:parent-style-name="Standard" style:list-style-name="L1">
      <style:paragraph-properties fo:text-align="start" style:justify-single-word="false"/>
      <style:text-properties style:text-underline-style="none" officeooo:rsid="000d48cb" officeooo:paragraph-rsid="000d48cb"/>
    </style:style>
    <style:style style:name="P16" style:family="paragraph" style:parent-style-name="Standard" style:list-style-name="L1">
      <style:paragraph-properties fo:text-align="start" style:justify-single-word="false"/>
      <style:text-properties style:text-underline-style="none" officeooo:rsid="000eb7e8" officeooo:paragraph-rsid="000eb7e8"/>
    </style:style>
    <style:style style:name="P17" style:family="paragraph" style:parent-style-name="Standard" style:list-style-name="L1">
      <style:paragraph-properties fo:text-align="start" style:justify-single-word="false"/>
      <style:text-properties style:text-underline-style="none" officeooo:rsid="00102c0e" officeooo:paragraph-rsid="00102c0e"/>
    </style:style>
    <style:style style:name="P18" style:family="paragraph" style:parent-style-name="Standard" style:list-style-name="L1">
      <style:paragraph-properties fo:text-align="start" style:justify-single-word="false"/>
      <style:text-properties style:text-underline-style="none" officeooo:rsid="0010f3a7" officeooo:paragraph-rsid="0010f3a7"/>
    </style:style>
    <style:style style:name="P19" style:family="paragraph" style:parent-style-name="Standard" style:list-style-name="L1">
      <style:paragraph-properties fo:text-align="start" style:justify-single-word="false"/>
      <style:text-properties style:text-underline-style="none" officeooo:rsid="00191688" officeooo:paragraph-rsid="00191688"/>
    </style:style>
    <style:style style:name="P20" style:family="paragraph" style:parent-style-name="Standard" style:list-style-name="L1">
      <style:paragraph-properties fo:text-align="start" style:justify-single-word="false"/>
      <style:text-properties style:text-underline-style="none" officeooo:rsid="0019842a" officeooo:paragraph-rsid="0019842a"/>
    </style:style>
    <style:style style:name="P21" style:family="paragraph" style:parent-style-name="Standard" style:list-style-name="L1">
      <style:paragraph-properties fo:text-align="start" style:justify-single-word="false"/>
      <style:text-properties style:text-underline-style="none" officeooo:rsid="001a72fb" officeooo:paragraph-rsid="001a72fb"/>
    </style:style>
    <style:style style:name="P22" style:family="paragraph" style:parent-style-name="Standard" style:list-style-name="L1">
      <style:paragraph-properties fo:text-align="start" style:justify-single-word="false"/>
      <style:text-properties style:text-underline-style="none" officeooo:rsid="0011d62e" officeooo:paragraph-rsid="0011d62e"/>
    </style:style>
    <style:style style:name="P23" style:family="paragraph" style:parent-style-name="Standard" style:list-style-name="L1">
      <style:paragraph-properties fo:text-align="start" style:justify-single-word="false"/>
      <style:text-properties style:text-underline-style="none" officeooo:rsid="0014edbf" officeooo:paragraph-rsid="0014edbf"/>
    </style:style>
    <style:style style:name="P24" style:family="paragraph" style:parent-style-name="Standard" style:list-style-name="L1">
      <style:paragraph-properties fo:text-align="start" style:justify-single-word="false"/>
      <style:text-properties style:text-underline-style="none" officeooo:rsid="00134f85" officeooo:paragraph-rsid="00134f85"/>
    </style:style>
    <style:style style:name="P25" style:family="paragraph" style:parent-style-name="Standard" style:list-style-name="L1">
      <style:paragraph-properties fo:text-align="start" style:justify-single-word="false"/>
      <style:text-properties style:text-underline-style="none" officeooo:rsid="001593af" officeooo:paragraph-rsid="001593af"/>
    </style:style>
    <style:style style:name="P26" style:family="paragraph" style:parent-style-name="Standard" style:list-style-name="L1">
      <style:paragraph-properties fo:text-align="start" style:justify-single-word="false"/>
      <style:text-properties style:text-underline-style="none" officeooo:rsid="0016d6b6" officeooo:paragraph-rsid="0016d6b6"/>
    </style:style>
    <style:style style:name="P27" style:family="paragraph" style:parent-style-name="Standard" style:list-style-name="L1">
      <style:paragraph-properties fo:text-align="start" style:justify-single-word="false"/>
      <style:text-properties style:text-underline-style="none" officeooo:rsid="001afd29" officeooo:paragraph-rsid="001afd29"/>
    </style:style>
    <style:style style:name="P28" style:family="paragraph" style:parent-style-name="Standard" style:list-style-name="L1">
      <style:paragraph-properties fo:text-align="start" style:justify-single-word="false"/>
      <style:text-properties style:text-underline-style="none" officeooo:rsid="001ca51c" officeooo:paragraph-rsid="001ca51c"/>
    </style:style>
    <style:style style:name="P29" style:family="paragraph" style:parent-style-name="Standard" style:list-style-name="L1">
      <style:paragraph-properties fo:text-align="start" style:justify-single-word="false"/>
      <style:text-properties style:text-underline-style="none" officeooo:rsid="001e9faa" officeooo:paragraph-rsid="001e9faa"/>
    </style:style>
    <style:style style:name="P30" style:family="paragraph" style:parent-style-name="Standard" style:list-style-name="L1">
      <style:paragraph-properties fo:text-align="start" style:justify-single-word="false"/>
      <style:text-properties style:text-underline-style="none" officeooo:rsid="002206e1" officeooo:paragraph-rsid="002206e1"/>
    </style:style>
    <style:style style:name="P31" style:family="paragraph" style:parent-style-name="Standard" style:list-style-name="L1">
      <style:paragraph-properties fo:text-align="start" style:justify-single-word="false"/>
      <style:text-properties style:text-underline-style="none" officeooo:rsid="0023082f" officeooo:paragraph-rsid="0023082f"/>
    </style:style>
    <style:style style:name="P32" style:family="paragraph" style:parent-style-name="Standard" style:list-style-name="L1">
      <style:paragraph-properties fo:text-align="start" style:justify-single-word="false"/>
      <style:text-properties style:text-underline-style="none" officeooo:rsid="00251667" officeooo:paragraph-rsid="00251667"/>
    </style:style>
    <style:style style:name="P33" style:family="paragraph" style:parent-style-name="Standard" style:list-style-name="L1">
      <style:paragraph-properties fo:text-align="start" style:justify-single-word="false"/>
      <style:text-properties style:text-underline-style="none" officeooo:rsid="0025aa10" officeooo:paragraph-rsid="0025aa10"/>
    </style:style>
    <style:style style:name="P34" style:family="paragraph" style:parent-style-name="Standard" style:list-style-name="L1">
      <style:paragraph-properties fo:text-align="start" style:justify-single-word="false"/>
      <style:text-properties style:text-underline-style="none" fo:font-weight="bold" officeooo:rsid="0025aa10" officeooo:paragraph-rsid="0025aa10" style:font-weight-asian="bold" style:font-weight-complex="bold"/>
    </style:style>
    <style:style style:name="P35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25aa10" officeooo:paragraph-rsid="0025aa10" style:font-weight-asian="normal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2966c7" officeooo:paragraph-rsid="002966c7" style:font-weight-asian="normal" style:font-weight-complex="normal"/>
    </style:style>
    <style:style style:name="T1" style:family="text">
      <style:text-properties officeooo:rsid="0003f9c1"/>
    </style:style>
    <style:style style:name="T2" style:family="text">
      <style:text-properties officeooo:rsid="00074b90"/>
    </style:style>
    <style:style style:name="T3" style:family="text">
      <style:text-properties officeooo:rsid="000a837c"/>
    </style:style>
    <style:style style:name="T4" style:family="text">
      <style:text-properties officeooo:rsid="001c91d1"/>
    </style:style>
    <style:style style:name="T5" style:family="text">
      <style:text-properties officeooo:rsid="001f1c26"/>
    </style:style>
    <style:style style:name="T6" style:family="text">
      <style:text-properties officeooo:rsid="0023082f"/>
    </style:style>
    <style:style style:name="T7" style:family="text">
      <style:text-properties officeooo:rsid="00276df7"/>
    </style:style>
    <style:style style:name="T8" style:family="text">
      <style:text-properties officeooo:rsid="0027d086"/>
    </style:style>
    <style:style style:name="T9" style:family="text">
      <style:text-properties officeooo:rsid="002a084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COLO DE ENRUTAMIENTO EIGRP (ENHANCED INTERNAL GATEWAY ROUTING PROTOCOL (PROTOCOLO DE ENRUTAMIENTO DE GATEWAY INTERNO MEJORADO))</text:p>
      <text:p text:style-name="P1"/>
      <text:list xml:id="list805986952" text:style-name="L1">
        <text:list-item>
          <text:p text:style-name="P3">Propiedad de CISCO</text:p>
        </text:list-item>
        <text:list-item>
          <text:p text:style-name="P4">Protocolo de gateway interior</text:p>
        </text:list-item>
        <text:list-item>
          <text:p text:style-name="P5">Protocolo de Enrutamiento por vector de distancia</text:p>
        </text:list-item>
        <text:list-item>
          <text:p text:style-name="P4">Sucesor de IGRP</text:p>
        </text:list-item>
        <text:list-item>
          <text:p text:style-name="P6">Solucionar el conteo de saltos limitados de RIPv1</text:p>
        </text:list-item>
        <text:list-item>
          <text:p text:style-name="P7">Viene en IOS 9.2.1</text:p>
        </text:list-item>
        <text:list-item>
          <text:p text:style-name="P8">Métricas usadas heredadas de IGRP</text:p>
          <text:list>
            <text:list-item>
              <text:p text:style-name="P8">Ancho de banda (usado por defecto)</text:p>
            </text:list-item>
            <text:list-item>
              <text:p text:style-name="P8">Retraso (usado por defecto)</text:p>
            </text:list-item>
            <text:list-item>
              <text:p text:style-name="P8">Confiabilidad</text:p>
            </text:list-item>
            <text:list-item>
              <text:p text:style-name="P8">Carga</text:p>
            </text:list-item>
          </text:list>
        </text:list-item>
        <text:list-item>
          <text:p text:style-name="P9">Mensajes EIGR<text:span text:style-name="T2">P</text:span> contienen:</text:p>
          <text:list>
            <text:list-item>
              <text:p text:style-name="P9">Dirección MAC origen y destino, cuyo destino es multicast</text:p>
            </text:list-item>
            <text:list-item>
              <text:p text:style-name="P9">Dirección IP de origen y destino, cuyo destino es multicast</text:p>
            </text:list-item>
            <text:list-item>
              <text:p text:style-name="P9">Encabezado del paquete contiene el número AS<text:span text:style-name="T1">N</text:span> <text:span text:style-name="T1">(sistema autónomo)</text:span></text:p>
            </text:list-item>
            <text:list-item>
              <text:p text:style-name="P10">Encabezado contiene código de operación</text:p>
            </text:list-item>
          </text:list>
        </text:list-item>
        <text:list-item>
          <text:p text:style-name="P10">Uno de los componente de EIGRP es PDM (Módulo dependientes de protocolos)</text:p>
        </text:list-item>
        <text:list-item>
          <text:p text:style-name="P11">EI<text:span text:style-name="T2">G</text:span>RP maneja tres tablas de datos</text:p>
          <text:list>
            <text:list-item>
              <text:p text:style-name="P11">Tabla de Vecinos</text:p>
              <text:list>
                <text:list-item>
                  <text:p text:style-name="P12">Vecinos-Apple</text:p>
                </text:list-item>
                <text:list-item>
                  <text:p text:style-name="P12">Vecinos-IPX</text:p>
                </text:list-item>
                <text:list-item>
                  <text:p text:style-name="P12">Vecinos-IP</text:p>
                </text:list-item>
              </text:list>
            </text:list-item>
            <text:list-item>
              <text:p text:style-name="P11">Tabla de Topología</text:p>
              <text:list>
                <text:list-item>
                  <text:p text:style-name="P12">Topología-Apple</text:p>
                </text:list-item>
                <text:list-item>
                  <text:p text:style-name="P12">Topología-IPX</text:p>
                </text:list-item>
                <text:list-item>
                  <text:p text:style-name="P12">Topología-IP</text:p>
                </text:list-item>
              </text:list>
            </text:list-item>
            <text:list-item>
              <text:p text:style-name="P11">Tabla de enrutamiento</text:p>
              <text:list>
                <text:list-item>
                  <text:p text:style-name="P12">Enrutamiento-Apple</text:p>
                </text:list-item>
                <text:list-item>
                  <text:p text:style-name="P12">Enrutamiento-IPX</text:p>
                </text:list-item>
                <text:list-item>
                  <text:p text:style-name="P12">Enrutamiento-IP</text:p>
                </text:list-item>
              </text:list>
            </text:list-item>
          </text:list>
        </text:list-item>
        <text:list-item>
          <text:p text:style-name="P12">Los PDM son componenente modulares de EIGRP que permiten ejecutar una instancia de cada protocolo de capa 3: AppleTalk (obsoleto)-IPX (obsoleto) -IP</text:p>
        </text:list-item>
        <text:list-item>
          <text:p text:style-name="P12">Generá un módulo independiente para manejar cada instancia</text:p>
        </text:list-item>
        <text:list-item>
          <text:p text:style-name="P13">Otro componente importante de EIGRP es RTP (protocolo de transporte confiable) <text:span text:style-name="T3">Reliable Transport Protocol, corresponde al método de transporte utilizado por EIGRP, no utiliza TCP ni UDP. Utilizado para transmitir y emitir paquetes.</text:span></text:p>
        </text:list-item>
        <text:list-item>
          <text:p text:style-name="P14">Características de EIGRP</text:p>
          <text:list>
            <text:list-item>
              <text:p text:style-name="P14">Envío confiable y no confiable de paquetes EIGRP (confiable quiere decir que cada mensaje que se envía a un nodo se recibira un ACK (acuse de recibo)</text:p>
            </text:list-item>
            <text:list-item>
              <text:p text:style-name="P15">Envío confiable requiere conocimiento del destino</text:p>
            </text:list-item>
            <text:list-item>
              <text:p text:style-name="P15">Envío no confiable no requiere conocimiento del destino</text:p>
            </text:list-item>
            <text:list-item>
              <text:p text:style-name="P15">Los paquetes pueden ser enviados por UNICAST o MULTICAST (mayoria)</text:p>
            </text:list-item>
            <text:list-item>
              <text:p text:style-name="P15">Dirección utilizada 224.0.0.10</text:p>
            </text:list-item>
          </text:list>
        </text:list-item>
        <text:list-item>
          <text:p text:style-name="P16">Tipos de paquetes EIGRP</text:p>
          <text:list>
            <text:list-item>
              <text:p text:style-name="P16">Paquete de saludo (HELLO)</text:p>
              <text:list>
                <text:list-item>
                  <text:p text:style-name="P17">Para detectar vecinos y establecer adyacencias con ellos</text:p>
                </text:list-item>
                <text:list-item>
                  <text:p text:style-name="P18"><text:soft-page-break/>Son no confiables (no tienen mecanismo de ACK)</text:p>
                </text:list-item>
                <text:list-item>
                  <text:p text:style-name="P19">En la mayoria de redes son enviados cada 5 segundos (REDES PPP, ETHERNET)</text:p>
                </text:list-item>
                <text:list-item>
                  <text:p text:style-name="P20">Redes de accesos múltiples sin broadcast multipunto (NBMA, FR) se envían cada 60 segundos</text:p>
                </text:list-item>
                <text:list-item>
                  <text:p text:style-name="P21">Tiempo HOLD TIME (temporizador) es el triple del saludo, tiempo máxima de espera para borrar adyacencia (declarar fuera de servicio a un vecino).</text:p>
                </text:list-item>
              </text:list>
            </text:list-item>
            <text:list-item>
              <text:p text:style-name="P22">Paquetes de actualización (UPDATE)</text:p>
              <text:list>
                <text:list-item>
                  <text:p text:style-name="P22">Para difundir información del enrutamiento</text:p>
                </text:list-item>
                <text:list-item>
                  <text:p text:style-name="P23">Son confiables</text:p>
                </text:list-item>
              </text:list>
            </text:list-item>
            <text:list-item>
              <text:p text:style-name="P24">Paquetes de reconocimiento (ACK)</text:p>
              <text:list>
                <text:list-item>
                  <text:p text:style-name="P24">Por cada update que se envía se responde con un ACK</text:p>
                </text:list-item>
              </text:list>
            </text:list-item>
            <text:list-item>
              <text:p text:style-name="P25">Paquetes de Consulta (QUERY)</text:p>
              <text:list>
                <text:list-item>
                  <text:p text:style-name="P25">Ocurren cuando se pierda una red conectada directamente, se envía una pregunta a los vecinos para determinar una ruta de la red perdida.</text:p>
                </text:list-item>
                <text:list-item>
                  <text:p text:style-name="P26">Pueden ser MULTICAST y UNICAST</text:p>
                </text:list-item>
              </text:list>
            </text:list-item>
            <text:list-item>
              <text:p text:style-name="P25">Paquetes de Respuesta (REPLY)</text:p>
              <text:list>
                <text:list-item>
                  <text:p text:style-name="P26">Devuelve respuesta por pregunta de redes alternativas</text:p>
                </text:list-item>
                <text:list-item>
                  <text:p text:style-name="P26">Son UNICAST</text:p>
                </text:list-item>
              </text:list>
            </text:list-item>
          </text:list>
        </text:list-item>
        <text:list-item>
          <text:p text:style-name="P26">Para los paquetes de QUERY y REPLY, DUAL los usa para la búsqueda de redes. </text:p>
        </text:list-item>
        <text:list-item>
          <text:p text:style-name="P27">Las características importantes de EIGRP son las actualizaciones limitadas y parciale<text:span text:style-name="T4">s.</text:span></text:p>
        </text:list-item>
        <text:list-item>
          <text:p text:style-name="P28">Solo envía actualizaciones cuando hay un cambio en el estado de la ruta.</text:p>
        </text:list-item>
        <text:list-item>
          <text:p text:style-name="P29">Actualización parcial.</text:p>
          <text:list>
            <text:list-item>
              <text:p text:style-name="P29">Incluye información solo de la ruta que se ha modificado, no la tabla completa.</text:p>
            </text:list-item>
            <text:list-item>
              <text:p text:style-name="P29">No satura con información</text:p>
            </text:list-item>
          </text:list>
        </text:list-item>
        <text:list-item>
          <text:p text:style-name="P29">Actualizaciones limitadas</text:p>
          <text:list>
            <text:list-item>
              <text:p text:style-name="P29">Cuando una ruta de modifica, solo se notifica la modificación a los dispositivos afectados.</text:p>
            </text:list-item>
          </text:list>
        </text:list-item>
        <text:list-item>
          <text:p text:style-name="P29">Las actualizaciones limitadas parciales minimizan el uso del ancho de banda <text:span text:style-name="T5">y recursos.</text:span></text:p>
        </text:list-item>
        <text:list-item>
          <text:p text:style-name="P30">El algoritmo que se utiliza para obtener información de la mejor ruta disponible es DUAL (algoritmo de actualización difusa) <text:span text:style-name="T6">DIFUSING UPDATE ALGORITHM</text:span></text:p>
          <text:list>
            <text:list-item>
              <text:p text:style-name="P31">Método principal evitar los LOOPS de enrutamiento (bucles de enrutamiento)</text:p>
            </text:list-item>
            <text:list-item>
              <text:p text:style-name="P31">Proporciona convergencia rápida, ya que mantiene una lista de respaldo sin bucles en memoria.</text:p>
            </text:list-item>
            <text:list-item>
              <text:p text:style-name="P32">No tiene que esperar a resolver la situación del enlace caído, inmediatamente envía los paquetes por otra ruta disponible.</text:p>
            </text:list-item>
          </text:list>
        </text:list-item>
        <text:list-item>
          <text:p text:style-name="P32">La distancia administrativa se define como la confiabilidad de la ruta de origen</text:p>
        </text:list-item>
        <text:list-item>
          <text:p text:style-name="P33">Distancias administrativas por defecto son (se pueden cambiar):</text:p>
          <text:list>
            <text:list-item>
              <text:p text:style-name="P33">Conectados<text:tab/><text:tab/><text:tab/><text:tab/><text:tab/><text:tab/><text:tab/><text:tab/><text:tab/><text:tab/><text:tab/><text:tab/>0</text:p>
            </text:list-item>
            <text:list-item>
              <text:p text:style-name="P33">Estáticos<text:tab/><text:tab/><text:tab/><text:tab/><text:tab/><text:tab/><text:tab/><text:tab/><text:tab/><text:tab/><text:tab/><text:tab/>1</text:p>
            </text:list-item>
            <text:list-item>
              <text:p text:style-name="P34">Ruta de resumen de EIGRP <text:span text:style-name="T7">(sumarizadas)</text:span><text:tab/><text:tab/><text:tab/><text:tab/>5</text:p>
            </text:list-item>
            <text:list-item>
              <text:p text:style-name="P35">BGP externo<text:tab/><text:tab/><text:tab/><text:tab/><text:tab/><text:tab/><text:tab/><text:tab/><text:tab/><text:tab/><text:tab/><text:tab/>20</text:p>
            </text:list-item>
            <text:list-item>
              <text:p text:style-name="P34">EIGRP interno <text:span text:style-name="T8">(rutas interna)</text:span><text:tab/><text:tab/><text:tab/><text:tab/><text:tab/><text:tab/><text:tab/>90</text:p>
            </text:list-item>
            <text:list-item>
              <text:p text:style-name="P35">IGRP<text:tab/><text:tab/><text:tab/><text:tab/><text:tab/><text:tab/><text:tab/><text:tab/><text:tab/><text:tab/><text:tab/><text:tab/><text:tab/>100</text:p>
            </text:list-item>
            <text:list-item>
              <text:p text:style-name="P35">OSPF<text:tab/><text:tab/><text:tab/><text:tab/><text:tab/><text:tab/><text:tab/><text:tab/><text:tab/><text:tab/><text:tab/><text:tab/><text:tab/>110</text:p>
            </text:list-item>
            <text:list-item>
              <text:p text:style-name="P35">IS-IS<text:tab/><text:tab/><text:tab/><text:tab/><text:tab/><text:tab/><text:tab/><text:tab/><text:tab/><text:tab/><text:tab/><text:tab/><text:tab/>115</text:p>
            </text:list-item>
            <text:list-item>
              <text:p text:style-name="P35">RIP<text:tab/><text:tab/><text:tab/><text:tab/><text:tab/><text:tab/><text:tab/><text:tab/><text:tab/><text:tab/><text:tab/><text:tab/><text:tab/><text:tab/>120</text:p>
            </text:list-item>
            <text:list-item>
              <text:p text:style-name="P34">EIGRP externo <text:span text:style-name="T8">(rutas importadas o redistribuidas<text:tab/></text:span><text:tab/>170</text:p>
            </text:list-item>
            <text:list-item>
              <text:p text:style-name="P35">BGP interno<text:tab/><text:tab/><text:tab/><text:tab/><text:tab/><text:tab/><text:tab/><text:tab/><text:tab/><text:tab/><text:tab/><text:tab/>200</text:p>
            </text:list-item>
          </text:list>
        </text:list-item>
        <text:list-item>
          <text:p text:style-name="P36">Maneja autenticación</text:p>
          <text:list>
            <text:list-item>
              <text:p text:style-name="P36">Cifrar información de enrutamiento</text:p>
            </text:list-item>
            <text:list-item>
              <text:p text:style-name="P36"><text:soft-page-break/>Autenticar la información de enrutamiento</text:p>
            </text:list-item>
            <text:list-item>
              <text:p text:style-name="P36">No cifra los mensaje que pasan por el enlace, <text:span text:style-name="T9">solamente los EIGRP</text:span></text:p>
            </text:list-item>
            <text:list-item>
              <text:p text:style-name="P36"/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22:05:02.568439021</meta:creation-date>
    <dc:date>2020-02-14T22:39:46.099408743</dc:date>
    <meta:editing-duration>PT22H1M26S</meta:editing-duration>
    <meta:editing-cycles>43</meta:editing-cycles>
    <meta:generator>LibreOffice/6.0.7.3$Linux_X86_64 LibreOffice_project/00m0$Build-3</meta:generator>
    <meta:document-statistic meta:table-count="0" meta:image-count="0" meta:object-count="0" meta:page-count="3" meta:paragraph-count="89" meta:word-count="721" meta:character-count="4489" meta:non-whitespace-character-count="3840"/>
  </office:meta>
</office:document-meta>
</file>